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text-properties fo:language="ru" fo:country="RU" officeooo:rsid="000c2a05" officeooo:paragraph-rsid="001c7900"/>
    </style:style>
    <style:style style:name="P3" style:family="paragraph" style:parent-style-name="Standard">
      <style:text-properties fo:language="ru" fo:country="RU" officeooo:paragraph-rsid="001c7900"/>
    </style:style>
    <style:style style:name="T1" style:family="text">
      <style:text-properties officeooo:rsid="000b08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После</text:span>логи</text:p>
      <text:p text:style-name="P3"/>
      <text:p text:style-name="P3">प्रति (+ Acc) ‘towards’: नगरं प्रति ‘towards the city’</text:p>
      <text:p text:style-name="P3">सह (+ Instr) ‘with’: मित्रैः सह ‘together with friends’</text:p>
      <text:p text:style-name="P3">विना (+ Instr, Acc or Abl) ‘without’: भयेन/भयं /भयात् विना ‘without fear’</text:p>
      <text:p text:style-name="P3"/>
      <text:p text:style-name="P2">Приставки</text:p>
      <text:p text:style-name="P2"/>
      <text:p text:style-name="P2">अप- means ‘away, off ’ –› अपगच्छन्ति means ‘they go away, they depart’</text:p>
      <text:p text:style-name="P2">आ- means ‘in this direction, hither’ –› आगच्छति means ‘he comes’</text:p>
      <text:p text:style-name="P2">प्रति- means ‘towards, back to’ –› पुरं प्रतिगच्छसि means ‘you go back to the city’</text:p>
      <text:p text:style-name="P2">or ‘you approach the city’</text:p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5T15:45:39.946490482</meta:creation-date>
    <dc:date>2025-03-05T17:24:04.974355213</dc:date>
    <meta:editing-duration>PT1H38M25S</meta:editing-duration>
    <meta:editing-cycles>1</meta:editing-cycles>
    <meta:document-statistic meta:table-count="0" meta:image-count="0" meta:object-count="0" meta:page-count="1" meta:paragraph-count="9" meta:word-count="76" meta:character-count="404" meta:non-whitespace-character-count="337"/>
    <meta:generator>LibreOffice/7.4.7.2$Linux_X86_64 LibreOffice_project/40$Build-2</meta:generator>
  </office:meta>
</office:document-meta>
</file>